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25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4.6665in"/>
    </style:style>
    <style:style style:name="co15" style:family="table-column">
      <style:table-column-properties fo:break-before="auto" style:column-width="0.3457in"/>
    </style:style>
    <style:style style:name="co16" style:family="table-column">
      <style:table-column-properties fo:break-before="auto" style:column-width="6.361in"/>
    </style:style>
    <style:style style:name="co17" style:family="table-column">
      <style:table-column-properties fo:break-before="auto" style:column-width="3.402in"/>
    </style:style>
    <style:style style:name="co18" style:family="table-column">
      <style:table-column-properties fo:break-before="auto" style:column-width="1.0827in"/>
    </style:style>
    <style:style style:name="co19" style:family="table-column">
      <style:table-column-properties fo:break-before="auto" style:column-width="6.5543in"/>
    </style:style>
    <style:style style:name="co20" style:family="table-column">
      <style:table-column-properties fo:break-before="auto" style:column-width="4.8492in"/>
    </style:style>
    <style:style style:name="co21" style:family="table-column">
      <style:table-column-properties fo:break-before="auto" style:column-width="2.8661in"/>
    </style:style>
    <style:style style:name="co22" style:family="table-column">
      <style:table-column-properties fo:break-before="auto" style:column-width="1.2008in"/>
    </style:style>
    <style:style style:name="co23" style:family="table-column">
      <style:table-column-properties fo:break-before="auto" style:column-width="0.711in"/>
    </style:style>
    <style:style style:name="co24" style:family="table-column">
      <style:table-column-properties fo:break-before="auto" style:column-width="9.8665in"/>
    </style:style>
    <style:style style:name="co25" style:family="table-column">
      <style:table-column-properties fo:break-before="auto" style:column-width="4.9346in"/>
    </style:style>
    <style:style style:name="co26" style:family="table-column">
      <style:table-column-properties fo:break-before="auto" style:column-width="0.4929in"/>
    </style:style>
    <style:style style:name="co27" style:family="table-column">
      <style:table-column-properties fo:break-before="auto" style:column-width="0.3535in"/>
    </style:style>
    <style:style style:name="co28" style:family="table-column">
      <style:table-column-properties fo:break-before="auto" style:column-width="7.8189in"/>
    </style:style>
    <style:style style:name="co29" style:family="table-column">
      <style:table-column-properties fo:break-before="auto" style:column-width="1.15in"/>
    </style:style>
    <style:style style:name="co30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4" office:value-type="string" calcext:value-type="string">
            <text:p>Archetype</text:p>
          </table:table-cell>
          <table:table-cell table:style-name="ce4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Morale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Morale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Morale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Morale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Effect cards which “last X turns” last an extra turn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 office:value-type="string" calcext:value-type="string">
            <text:p>TODO: Considering changing this, it’s identical to Milkman Marauder right now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1" table:default-cell-style-name="Default"/>
        <table:table-column table:style-name="co1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2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4" office:value-type="string" calcext:value-type="string">
            <text:p>Support Class</text:p>
          </table:table-cell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table:style-name="ce4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style-name="ce4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 table:style-name="ce4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style-name="ce4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4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4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4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</text:p>
          </table:table-cell>
          <table:table-cell/>
        </table:table-row>
        <table:table-row table:style-name="ro1">
          <table:table-cell table:style-name="ce4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 table:style-name="ce4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4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4" office:value-type="string" calcext:value-type="string">
            <text:p>Bee</text:p>
          </table:table-cell>
          <table:table-cell table:number-columns-repeated="2"/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 table:style-name="ce4" office:value-type="string" calcext:value-type="string">
            <text:p>Clown</text:p>
          </table:table-cell>
          <table:table-cell table:number-columns-repeated="2"/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ughing Ga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style-name="ce4" office:value-type="string" calcext:value-type="string">
            <text:p>Nature</text:p>
          </table:table-cell>
          <table:table-cell table:number-columns-repeated="2"/>
          <table:table-cell office:value-type="string" calcext:value-type="string">
            <text:p>Poison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All non-Nature Minions played by enemy are at -X Level, where X is the number of Nature Minions you control (maximum of 3).</text:p>
          </table:table-cell>
          <table:table-cell office:value-type="string" calcext:value-type="string">
            <text:p>TODO: End condition? Redundant with Field of Draining Spores?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ield of Draining Spor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 table:style-name="ce4" office:value-type="string" calcext:value-type="string">
            <text:p>Turtle</text:p>
          </table:table-cell>
          <table:table-cell table:number-columns-repeated="2"/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If you have at least one Turtle in play, enemy Level 1 Minions deal no damage to your base, lasts 3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4" office:value-type="string" calcext:value-type="string">
            <text:p>Farm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4" office:value-type="string" calcext:value-type="string">
            <text:p>Demon</text:p>
          </table:table-cell>
          <table:table-cell table:number-columns-repeated="2"/>
          <table:table-cell office:value-type="string" calcext:value-type="string">
            <text:p>Life Drai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4"/>
          <table:table-cell table:number-columns-repeated="2"/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6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orbidden Frui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4" office:value-type="string" calcext:value-type="string">
            <text:p>Miscellaneous</text:p>
          </table:table-cell>
          <table:table-cell table:number-columns-repeated="2"/>
          <table:table-cell office:value-type="string" calcext:value-type="string">
            <text:p>Chick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When played, turns into any card in the game at random</text:p>
          </table:table-cell>
          <table:table-cell office:value-type="string" calcext:value-type="string">
            <text:p>Will not transform into Ultra Rares</text:p>
          </table:table-cell>
        </table:table-row>
      </table:table>
      <table:table table:name="Field Effect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8" table:default-cell-style-name="Default"/>
        <table:table-column table:style-name="co1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6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Clow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Farm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Unclassified" table:style-name="ta1">
        <office:forms form:automatic-focus="false" form:apply-design-mode="false"/>
        <table:table-column table:style-name="co3" table:number-columns-repeated="4" table:default-cell-style-name="Default"/>
        <table:table-column table:style-name="co29" table:default-cell-style-name="Default"/>
        <table:table-column table:style-name="co30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4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0-07T17:20:14.425897461</dc:date>
    <meta:editing-duration>P1DT22H52M10S</meta:editing-duration>
    <meta:editing-cycles>390</meta:editing-cycles>
    <meta:document-statistic meta:table-count="9" meta:cell-count="1317" meta:object-count="0"/>
  </office:meta>
</office:document-meta>
</file>